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aseFontElementImpl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FontElement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BaseFontElementImpl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FontElementImpl.get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FontElementImpl.HTMLBaseFon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FontElementImpl.setFace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FontElementImpl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